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201000004B0000003513C64B16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2.357cm" fo:min-width="14.386cm"/>
    </style:style>
    <style:style style:name="gr2" style:family="graphic" style:parent-style-name="text">
      <style:graphic-properties fo:min-height="0.628cm" fo:min-width="7.245cm"/>
    </style:style>
    <style:style style:name="gr3" style:family="graphic" style:parent-style-name="Presentation_20_Title">
      <style:graphic-properties fo:min-width="23.83cm"/>
    </style:style>
    <style:style style:name="gr4" style:family="graphic">
      <style:graphic-properties style:protect="size"/>
    </style:style>
    <style:style style:name="gr5" style:family="graphic" style:parent-style-name="Email_20_address">
      <style:graphic-properties fo:min-width="26.828cm"/>
    </style:style>
    <style:style style:name="gr6" style:family="graphic" style:parent-style-name="text">
      <style:graphic-properties fo:min-height="1.02cm" fo:min-width="5.489cm"/>
    </style:style>
    <style:style style:name="pr1" style:family="presentation" style:parent-style-name="unbranded-designninja-presentation-template-subtitle">
      <style:graphic-properties draw:fill-color="#ffffff" fo:min-height="1.27cm"/>
    </style:style>
    <style:style style:name="pr2" style:family="presentation" style:parent-style-name="unbranded-designninja-presentation-template-notes">
      <style:graphic-properties draw:fill-color="#ffffff" draw:auto-grow-height="true" fo:min-height="12.573cm"/>
    </style:style>
    <style:style style:name="pr3" style:family="presentation" style:parent-style-name="unbranded-designninja-presentation-template-title">
      <style:graphic-properties draw:auto-grow-height="true" fo:min-height="2.54cm"/>
    </style:style>
    <style:style style:name="pr4" style:family="presentation" style:parent-style-name="unbranded-designninja-presentation-template-outline1" style:list-style-name="L3">
      <style:graphic-properties fo:min-height="15.837cm"/>
    </style:style>
    <style:style style:name="pr5" style:family="presentation" style:parent-style-name="Default-title">
      <style:graphic-properties draw:auto-grow-height="true" fo:min-height="3.176cm" fo:min-width="24.699cm"/>
    </style:style>
    <style:style style:name="pr6" style:family="presentation" style:parent-style-name="Default-subtitle">
      <style:graphic-properties draw:fill-color="#ffffff" fo:min-height="1.27cm"/>
    </style:style>
    <style:style style:name="pr7" style:family="presentation" style:parent-style-name="Default-notes">
      <style:graphic-properties draw:fill-color="#ffffff" draw:auto-grow-height="true" fo:min-height="12.573cm" fo:min-width="16.771cm"/>
    </style:style>
    <style:style style:name="pr8" style:family="presentation" style:parent-style-name="unbranded-designninja-presentation-template-title">
      <style:graphic-properties draw:auto-grow-height="true" fo:min-height="10.327cm" fo:min-width="24.699cm"/>
    </style:style>
    <style:style style:name="pr9" style:family="presentation" style:parent-style-name="unbranded-designninja-presentation-template-title">
      <style:graphic-properties draw:auto-grow-height="true" fo:min-height="12.944cm" fo:min-width="24.699cm"/>
    </style:style>
    <style:style style:name="pr10" style:family="presentation" style:parent-style-name="unbranded-designninja-presentation-template-title">
      <style:graphic-properties draw:auto-grow-height="true" fo:min-height="9.732cm" fo:min-width="24.699cm"/>
    </style:style>
    <style:style style:name="pr11" style:family="presentation" style:parent-style-name="unbranded-designninja-presentation-template-title">
      <style:graphic-properties draw:auto-grow-height="true" fo:min-height="8.3cm" fo:min-width="24.699cm"/>
    </style:style>
    <style:style style:name="pr12" style:family="presentation" style:parent-style-name="unbranded-designninja-presentation-template-title">
      <style:graphic-properties draw:auto-grow-height="true" fo:min-height="11.599cm" fo:min-width="24.699cm"/>
    </style:style>
    <style:style style:name="pr13" style:family="presentation" style:parent-style-name="unbranded-designninja-presentation-template-title">
      <style:graphic-properties draw:auto-grow-height="true" fo:min-height="8.404cm" fo:min-width="24.699cm"/>
    </style:style>
    <style:style style:name="pr14" style:family="presentation" style:parent-style-name="unbranded-designninja-presentation-template-title">
      <style:graphic-properties fo:min-width="24.699cm"/>
    </style:style>
    <style:style style:name="pr15" style:family="presentation" style:parent-style-name="unbranded-designninja-presentation-template-outline1">
      <style:graphic-properties fo:min-height="13.61cm" fo:min-width="24.699cm"/>
    </style:style>
    <style:style style:name="pr16" style:family="presentation" style:parent-style-name="unbranded-designninja-presentation-template-notes">
      <style:graphic-properties draw:fill-color="#ffffff" fo:min-height="12.322cm" fo:min-width="16.771cm"/>
    </style:style>
    <style:style style:name="pr17" style:family="presentation" style:parent-style-name="Default-title">
      <style:graphic-properties fo:min-width="26.17cm"/>
    </style:style>
    <style:style style:name="pr18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83caff" fo:font-size="40pt" style:font-size-asian="40pt" style:font-size-complex="40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color="#83caff" fo:font-size="28pt" style:font-size-asian="28pt" style:font-size-complex="28pt"/>
    </style:style>
    <style:style style:name="P5" style:family="paragraph">
      <style:text-properties fo:font-size="66pt" style:font-size-asian="66pt" style:font-size-complex="66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paragraph-properties fo:text-align="end"/>
      <style:text-properties fo:color="#83caff" fo:font-size="32pt" style:font-size-asian="32pt" style:font-size-complex="32pt"/>
    </style:style>
    <style:style style:name="P9" style:family="paragraph">
      <style:text-properties fo:font-size="20pt"/>
    </style:style>
    <style:style style:name="P10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family="'DejaVu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P13" style:family="paragraph">
      <style:paragraph-properties fo:text-align="start"/>
      <style:text-properties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14" style:family="paragraph">
      <style:paragraph-properties fo:text-align="start"/>
      <style:text-properties fo:font-family="'DejaVu Sans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P15" style:family="paragraph">
      <style:text-properties fo:font-family="Comfortaa" style:font-pitch="variable" fo:font-weight="normal" style:font-weight-asian="normal" style:font-weight-complex="normal"/>
    </style:style>
    <style:style style:name="P16" style:family="paragraph">
      <style:paragraph-properties fo:text-align="start"/>
      <style:text-properties fo:font-size="32pt" fo:font-weight="normal" style:font-size-asian="32pt" style:font-weight-asian="normal" style:font-size-complex="32pt" style:font-weight-complex="normal"/>
    </style:style>
    <style:style style:name="P17" style:family="paragraph">
      <style:text-properties fo:font-size="16pt" style:font-size-asian="16pt" style:font-size-complex="16pt"/>
    </style:style>
    <style:style style:name="P18" style:family="paragraph">
      <style:text-properties fo:font-size="26pt" style:font-size-asian="26pt" style:font-size-complex="26pt"/>
    </style:style>
    <style:style style:name="P19" style:family="paragraph">
      <style:paragraph-properties fo:text-align="start"/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83caff"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style:font-size-asian="14pt" style:font-size-complex="14pt"/>
    </style:style>
    <style:style style:name="T5" style:family="text">
      <style:text-properties fo:font-family="Comfortaa" style:font-pitch="variable" fo:font-size="66pt" style:font-size-asian="66pt" style:font-size-complex="66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family="Cantarell" style:font-pitch="variable" fo:font-weight="normal" style:font-weight-asian="normal" style:font-weight-complex="normal"/>
    </style:style>
    <style:style style:name="T8" style:family="text">
      <style:text-properties fo:font-family="Cantarell" style:font-pitch="variable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83caff" fo:font-size="32pt" style:font-size-asian="32pt" style:font-size-complex="32pt"/>
    </style:style>
    <style:style style:name="T11" style:family="text">
      <style:text-properties fo:font-size="40pt" fo:font-weight="normal" style:font-size-asian="40pt" style:font-weight-asian="normal" style:font-size-complex="40pt" style:font-weight-complex="normal"/>
    </style:style>
    <style:style style:name="T12" style:family="text">
      <style:text-properties fo:font-family="'DejaVu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family="'DejaVu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family="'DejaVu Sans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6" style:family="text">
      <style:text-properties fo:font-family="'DejaVu Sans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family="Comfortaa" style:font-pitch="variable" fo:font-weight="normal" style:font-weight-asian="normal" style:font-weight-complex="normal"/>
    </style:style>
    <style:style style:name="T18" style:family="text">
      <style:text-properties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9" style:family="text">
      <style:text-properties fo:font-size="32pt" fo:font-weight="normal" style:font-size-asian="32pt" style:font-weight-asian="normal" style:font-size-complex="32pt" style:font-weight-complex="normal"/>
    </style:style>
    <style:style style:name="T20" style:family="text"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T21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size="40pt" fo:font-weight="bold" style:font-size-asian="40pt" style:font-weight-asian="bold" style:font-size-complex="40pt" style:font-weight-complex="bold"/>
    </style:style>
    <style:style style:name="T24" style:family="text">
      <style:text-properties fo:font-family="'DejaVu Sans Mono'" style:font-family-generic="modern" style:font-pitch="fixed" fo:font-size="16pt" style:font-size-asian="16pt" style:font-size-complex="16pt"/>
    </style:style>
    <style:style style:name="T25" style:family="text">
      <style:text-properties fo:font-size="26pt" style:font-size-asian="26pt" style:font-size-complex="26pt"/>
    </style:style>
    <style:style style:name="T26" style:family="text">
      <style:text-properties fo:font-size="26pt" fo:font-style="italic" style:font-size-asian="26pt" style:font-style-asian="italic" style:font-size-complex="26pt" style:font-style-complex="italic"/>
    </style:style>
    <style:style style:name="T27" style:family="text">
      <style:text-properties fo:font-size="26pt" fo:font-weight="bold" style:font-size-asian="26pt" style:font-weight-asian="bold" style:font-size-complex="26pt" style:font-weight-complex="bold"/>
    </style:style>
    <style:style style:name="T28" style:family="text">
      <style:text-properties fo:font-size="72pt" style:font-size-asian="72pt" style:font-size-complex="72pt"/>
    </style:style>
    <style:style style:name="T29" style:family="text">
      <style:text-properties fo:font-size="88pt" style:font-size-asian="88pt" style:font-size-complex="88pt"/>
    </style:style>
    <style:style style:name="T30" style:family="text">
      <style:text-properties fo:color="#ffffff" fo:font-family="Comfortaa" style:font-pitch="variable" fo:font-size="32pt" fo:font-weight="normal" style:font-size-asian="32pt" style:font-weight-asian="normal" style:font-size-complex="32pt" style:font-weight-complex="normal"/>
    </style:style>
    <style:style style:name="T31" style:family="text">
      <style:text-properties fo:color="#ffffff" fo:font-family="Comfortaa" style:font-pitch="variable" fo:font-size="18pt" fo:font-weight="normal" style:font-size-asian="18pt" style:font-weight-asian="normal" style:font-size-complex="18pt" style:font-weight-complex="normal"/>
    </style:style>
    <style:style style:name="T32" style:family="text">
      <style:text-properties fo:color="#83ca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5">
      <text:list-level-style-bullet text:level="1" text:bullet-char="•">
        <style:list-level-properties text:space-before="0.3cm" text:min-label-width="0.9cm"/>
        <style:text-properties fo:font-family="Comfortaa" style:font-style-name="Thin" fo:color="#83caff" fo:font-size="150%"/>
      </text:list-level-style-bullet>
      <text:list-level-style-bullet text:level="2" text:bullet-char="•">
        <style:list-level-properties text:space-before="1.5cm" text:min-label-width="0.9cm"/>
        <style:text-properties fo:font-family="Comfortaa" style:font-style-name="Thin" fo:color="#83caff" fo:font-size="125%"/>
      </text:list-level-style-bullet>
      <text:list-level-style-bullet text:level="3" text:bullet-char="•">
        <style:list-level-properties text:space-before="2.8cm" text:min-label-width="0.8cm"/>
        <style:text-properties fo:font-family="Comfortaa" style:font-style-name="Thin" fo:color="#83caff" fo:font-size="110%"/>
      </text:list-level-style-bullet>
      <text:list-level-style-bullet text:level="4" text:bullet-char="•">
        <style:list-level-properties text:space-before="4.2cm" text:min-label-width="0.6cm"/>
        <style:text-properties fo:font-family="Comfortaa" style:font-style-name="Thin" fo:color="#83caff" fo:font-size="100%"/>
      </text:list-level-style-bullet>
      <text:list-level-style-bullet text:level="5" text:bullet-char="•">
        <style:list-level-properties text:space-before="5.4cm" text:min-label-width="0.6cm"/>
        <style:text-properties fo:font-family="Comfortaa" style:font-style-name="Thin" fo:color="#83caff" fo:font-size="100%"/>
      </text:list-level-style-bullet>
      <text:list-level-style-bullet text:level="6" text:bullet-char="•">
        <style:list-level-properties text:space-before="6.6cm" text:min-label-width="0.6cm"/>
        <style:text-properties fo:font-family="Comfortaa" style:font-style-name="Thin" fo:color="#83caff" fo:font-size="100%"/>
      </text:list-level-style-bullet>
      <text:list-level-style-bullet text:level="7" text:bullet-char="•">
        <style:list-level-properties text:space-before="7.8cm" text:min-label-width="0.6cm"/>
        <style:text-properties fo:font-family="Comfortaa" style:font-style-name="Thin" fo:color="#83caff" fo:font-size="100%"/>
      </text:list-level-style-bullet>
      <text:list-level-style-bullet text:level="8" text:bullet-char="•">
        <style:list-level-properties text:space-before="9cm" text:min-label-width="0.6cm"/>
        <style:text-properties fo:font-family="Comfortaa" style:font-style-name="Thin" fo:color="#83caff" fo:font-size="100%"/>
      </text:list-level-style-bullet>
      <text:list-level-style-bullet text:level="9" text:bullet-char="•">
        <style:list-level-properties text:space-before="10.2cm" text:min-label-width="0.6cm"/>
        <style:text-properties fo:font-family="Comfortaa" style:font-style-name="Thin" fo:color="#83caff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Comfortaa" style:font-style-name="Thin" fo:color="#83caff" fo:font-size="100%"/>
      </text:list-level-style-bullet>
    </text:list-style>
  </office:automatic-styles>
  <office:body>
    <office:presentation>
      <draw:page draw:name="page1" draw:style-name="dp1" draw:master-page-name="unbranded-designninja-presentation-template" presentation:presentation-page-layout-name="AL1T32">
        <office:forms form:automatic-focus="false" form:apply-design-mode="false"/>
        <draw:frame presentation:style-name="pr1" draw:text-style-name="P2" draw:layer="layout" svg:width="22.789cm" svg:height="1.576cm" svg:x="2.316cm" svg:y="10.154cm" presentation:class="subtitle" presentation:user-transformed="true">
          <draw:text-box>
            <text:p text:style-name="P1"><text:span text:style-name="T1"><text:s/></text:span><text:span text:style-name="T1">Usages et avantages</text:span></text:p>
          </draw:text-box>
        </draw:frame>
        <draw:frame draw:style-name="gr1" draw:text-style-name="P3" draw:layer="layout" svg:width="14.886cm" svg:height="2.607cm" svg:x="2.152cm" svg:y="17.013cm">
          <draw:text-box>
            <text:p><text:span text:style-name="T2">Jean Daniel Browne</text:span></text:p>
          </draw:text-box>
        </draw:frame>
        <draw:frame draw:style-name="gr2" draw:text-style-name="P4" draw:layer="layout" svg:width="7.745cm" svg:height="1.352cm" svg:x="2.352cm" svg:y="15.662cm">
          <draw:text-box>
            <text:p><text:span text:style-name="T3">Présenté par</text:span></text:p>
          </draw:text-box>
        </draw:frame>
        <draw:frame draw:style-name="License_20_Info" draw:layer="layout" svg:width="5.047cm" svg:height="1.411cm" svg:x="22.436cm" svg:y="19.385cm">
          <draw:text-box>
            <text:p text:style-name="P1"><text:span text:style-name="T4">Creative Commons</text:span></text:p>
            <text:p/>
          </draw:text-box>
        </draw:frame>
        <draw:frame draw:style-name="gr3" draw:text-style-name="P5" draw:layer="layout" svg:width="24.33cm" svg:height="2.855cm" svg:x="1.247cm" svg:y="7.194cm">
          <draw:text-box>
            <text:p><text:span text:style-name="T5">Introduction à Twist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3cm" svg:x="2.159cm" svg:y="13.271cm" presentation:class="notes" presentation:user-transformed="true">
            <draw:text-box>
              <text:p><text:span text:style-name="T6">- preemtpif/fairness time sharing</text:span></text:p>
              <text:p><text:span text:style-name="T6">- sepration of concern, protocol implementer and users</text:span></text:p>
              <text:p><text:span text:style-name="T6">- dechrger le user du parsing</text:span></text:p>
            </draw:text-box>
          </draw:frame>
        </presentation:notes>
      </draw:page>
      <draw:page draw:name="page2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Plan</text:p>
          </draw:text-box>
        </draw:frame>
        <draw:frame presentation:style-name="pr4" draw:layer="layout" svg:width="23.495cm" svg:height="15.837cm" svg:x="1.805cm" svg:y="3.848cm" presentation:class="outline" presentation:user-transformed="true">
          <draw:text-box>
            <text:list text:style-name="L3">
              <text:list-header>
                <text:p><text:span text:style-name="T7"/></text:p>
                <text:p><text:span text:style-name="T7"/></text:p>
                <text:p><text:span text:style-name="T7"/></text:p>
              </text:list-header>
            </text:list>
            <text:list text:style-name="L4">
              <text:list-item>
                <text:p><text:span text:style-name="T7"><text:s text:c="2"/></text:span><text:span text:style-name="T7">Twisted: </text:span><text:span text:style-name="T8">usages et </text:span><text:span text:style-name="T7">points clés</text:span></text:p>
              </text:list-item>
              <text:list-item>
                <text:p><text:span text:style-name="T7"><text:s text:c="2"/></text:span><text:span text:style-name="T7">le mécanisme au cœur de Twisted <text:s/></text:span></text:p>
              </text:list-item>
              <text:list-item>
                <text:p><text:span text:style-name="T7"><text:s text:c="2"/></text:span><text:span text:style-name="T7">exemple: un client de notification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5.675cm" svg:x="1.27cm" svg:y="7.641cm" presentation:class="title" presentation:user-transformed="true">
          <draw:text-box>
            <text:p><text:span text:style-name="T9">Twisted</text:span><text:span text:style-name="T9"><text:line-break/></text:span><text:span text:style-name="T9">usages et points clés</text:span></text:p>
          </draw:text-box>
        </draw:frame>
        <draw:frame presentation:style-name="pr6" draw:text-style-name="P8" draw:layer="layout" svg:width="24.534cm" svg:height="1.27cm" svg:x="2.035cm" svg:y="16.617cm">
          <draw:text-box>
            <text:p text:style-name="P1"><text:span text:style-name="T10"><text:s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4.726cm" svg:x="1.27cm" svg:y="8.115cm" presentation:class="title" presentation:user-transformed="true">
          <draw:text-box>
            <text:p><text:span text:style-name="T11">Des applications </text:span><text:span text:style-name="T11"><text:line-break/></text:span><text:span text:style-name="T11">distribuées sur plusieurs serveurs, </text:span><text:span text:style-name="T11"><text:line-break/></text:span><text:span text:style-name="T11">utilisant plusieurs protocoles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3.176cm" svg:x="1.27cm" svg:y="8.89cm" presentation:class="title" presentation:user-transformed="true">
          <draw:text-box>
            <text:p><text:span text:style-name="T11">interfaces non bloquant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Code commun</text:span></text:p>
          </draw:text-box>
        </draw:frame>
        <draw:frame presentation:style-name="pr8" draw:text-style-name="P12" draw:layer="layout" svg:width="26.084cm" svg:height="10.327cm" svg:x="1.63cm" svg:y="5.668cm" presentation:class="title" presentation:user-transformed="true">
          <draw:text-box>
            <text:p text:style-name="P11"><text:span text:style-name="T12">from lxml.html import parse</text:span><text:span text:style-name="T12"><text:line-break/></text:span><text:span text:style-name="T12">dig = lambda html,pattern: parse(html).xpath(pattern)[0]</text:span><text:span text:style-name="T12"><text:line-break/></text:span><text:span text:style-name="T12"><text:line-break/></text:span><text:span text:style-name="T12"><text:line-break/></text:span><text:span text:style-name="T12">planets = ["http://planet.debian.net",</text:span><text:span text:style-name="T12"><text:line-break/></text:span><text:span text:style-name="T12"> <text:s text:c="10"/>"http://planetzope.org",</text:span><text:span text:style-name="T12"><text:line-break/></text:span><text:span text:style-name="T12"> <text:s text:c="10"/>"http://planet.gnome.org",</text:span><text:span text:style-name="T12"><text:line-break/></text:span><text:span text:style-name="T12"> <text:s text:c="10"/>"http://gstreamer.freedesktop.org/planet/"]:</text:span><text:span text:style-name="T12"><text:line-break/></text:span><text:span text:style-name="T12"><text:line-break/></text:span><text:span text:style-name="T12"/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Code bloquant</text:span></text:p>
          </draw:text-box>
        </draw:frame>
        <draw:frame presentation:style-name="pr9" draw:text-style-name="P13" draw:layer="layout" svg:width="25.758cm" svg:height="12.944cm" svg:x="1.489cm" svg:y="4.255cm" presentation:class="title" presentation:user-transformed="true">
          <draw:text-box>
            <text:p text:style-name="P11"><text:span text:style-name="T13">from urllib2 import urlopen</text:span><text:span text:style-name="T13"><text:line-break/></text:span><text:span text:style-name="T13"><text:line-break/></text:span><text:span text:style-name="T13">def first_title(url):</text:span><text:span text:style-name="T13"><text:line-break/></text:span><text:span text:style-name="T13"><text:line-break/></text:span><text:span text:style-name="T13"> <text:s text:c="3"/>article = dig( </text:span><text:span text:style-name="T14">urlopen</text:span><text:span text:style-name="T13">(url ), <text:s/>'//h3' ).text</text:span><text:span text:style-name="T13"><text:line-break/></text:span><text:span text:style-name="T13"> <text:s text:c="3"/>print "first article on " url, title </text:span><text:span text:style-name="T13"><text:line-break/></text:span><text:span text:style-name="T13"><text:line-break/></text:span><text:span text:style-name="T13"><text:line-break/></text:span><text:span text:style-name="T13">for planet in planets:</text:span><text:span text:style-name="T13"><text:line-break/></text:span><text:span text:style-name="T13"> <text:s text:c="3"/>first_title(planet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Equivalent Twisted non bloquant</text:span></text:p>
          </draw:text-box>
        </draw:frame>
        <draw:frame presentation:style-name="pr9" draw:text-style-name="P13" draw:layer="layout" svg:width="25.758cm" svg:height="12.944cm" svg:x="1.489cm" svg:y="4.255cm" presentation:class="title" presentation:user-transformed="true">
          <draw:text-box>
            <text:p text:style-name="P11"><text:span text:style-name="T13"><text:line-break/></text:span><text:span text:style-name="T13"><text:line-break/></text:span><text:span text:style-name="T13">from twisted.internet import reactor</text:span><text:span text:style-name="T13"><text:line-break/></text:span><text:span text:style-name="T13">from twisted.web.client import getPage</text:span><text:span text:style-name="T13"><text:line-break/></text:span><text:span text:style-name="T13"><text:line-break/></text:span><text:span text:style-name="T13"><text:line-break/></text:span><text:span text:style-name="T13">def print_first_title(html):</text:span><text:span text:style-name="T13"><text:line-break/></text:span><text:span text:style-name="T13"> <text:s text:c="3"/>article = dig( html, '//h3').text</text:span><text:span text:style-name="T13"><text:line-break/></text:span><text:span text:style-name="T13"> <text:s text:c="3"/>print "first article on ", url, article, title</text:span><text:span text:style-name="T13"><text:line-break/></text:span><text:span text:style-name="T13"><text:line-break/></text:span><text:span text:style-name="T13">for p in planets:</text:span><text:span text:style-name="T13"><text:line-break/></text:span><text:span text:style-name="T13"> <text:s text:c="3"/>getPage(p).addCallback(print_first_title)</text:span><text:span text:style-name="T13"><text:line-break/></text:span><text:span text:style-name="T13"><text:line-break/></text:span><text:span text:style-name="T13">reactor.run()</text:span><text:span text:style-name="T13"><text:line-break/></text:span><text:span text:style-name="T13"/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3.176cm" svg:x="1.27cm" svg:y="8.89cm" presentation:class="title" presentation:user-transformed="true">
          <draw:text-box>
            <text:p><text:span text:style-name="T11">Ni thread, ni verrou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Code bloquant, parallèle … et buggé</text:span></text:p>
          </draw:text-box>
        </draw:frame>
        <draw:frame presentation:style-name="pr9" draw:text-style-name="P14" draw:layer="layout" svg:width="25.758cm" svg:height="12.944cm" svg:x="1.189cm" svg:y="4.111cm" presentation:class="title" presentation:user-transformed="true">
          <draw:text-box>
            <text:p text:style-name="P11"><text:span text:style-name="T15">from urllib2 import urlopen</text:span><text:span text:style-name="T15"><text:line-break/></text:span><text:span text:style-name="T15"><text:line-break/></text:span><text:span text:style-name="T15">def first_title(url):</text:span><text:span text:style-name="T15"><text:line-break/></text:span><text:span text:style-name="T15"><text:line-break/></text:span><text:span text:style-name="T15"> <text:s text:c="3"/>title = dig(urlopen(url), '/html/head/title').text</text:span><text:span text:style-name="T15"><text:line-break/></text:span><text:span text:style-name="T15"> <text:s text:c="3"/>print "first article on:", url</text:span><text:span text:style-name="T15"><text:line-break/></text:span><text:span text:style-name="T15"> <text:s text:c="3"/>print "the title is:", title</text:span><text:span text:style-name="T15"><text:line-break/></text:span><text:span text:style-name="T15"><text:line-break/></text:span><text:span text:style-name="T16">threads = (Thread(first_title, (p,)) for p in planets)</text:span><text:span text:style-name="T16"><text:line-break/></text:span><text:span text:style-name="T16"><text:line-break/></text:span><text:span text:style-name="T16">for t in threads: </text:span><text:span text:style-name="T16"><text:line-break/></text:span><text:span text:style-name="T16"> <text:s text:c="3"/>t.start()</text:span><text:span text:style-name="T16"><text:line-break/></text:span><text:span text:style-name="T16"><text:line-break/></text:span><text:span text:style-name="T16">for t in threads: </text:span><text:span text:style-name="T16"><text:line-break/></text:span><text:span text:style-name="T16"> <text:s text:c="3"/>t.join()</text:span><text:span text:style-name="T15"><text:line-break/></text:span><text:span text:style-name="T15"/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Code bloquant, parallèle … et buggé</text:span></text:p>
          </draw:text-box>
        </draw:frame>
        <draw:frame presentation:style-name="pr9" draw:text-style-name="P14" draw:layer="layout" svg:width="25.758cm" svg:height="12.944cm" svg:x="1.189cm" svg:y="4.111cm" presentation:class="title" presentation:user-transformed="true">
          <draw:text-box>
            <text:p text:style-name="P11"><text:span text:style-name="T15">from urllib2 import urlopen</text:span><text:span text:style-name="T15"><text:line-break/></text:span><text:span text:style-name="T15"><text:line-break/></text:span><text:span text:style-name="T15">def first_title(url):</text:span><text:span text:style-name="T15"><text:line-break/></text:span><text:span text:style-name="T15"><text:line-break/></text:span><text:span text:style-name="T15"> <text:s text:c="3"/>title = dig(urlopen(url), '/html/head/title').text</text:span><text:span text:style-name="T15"><text:line-break/></text:span><text:span text:style-name="T16"> <text:s text:c="3"/>print "first article on:", url</text:span><text:span text:style-name="T16"><text:line-break/></text:span><text:span text:style-name="T16"> <text:s text:c="3"/>print "the title is:", title</text:span><text:span text:style-name="T15"><text:line-break/></text:span><text:span text:style-name="T15"><text:line-break/></text:span><text:span text:style-name="T15">threads = (Thread(first_title, (p,)) for p in planets)</text:span><text:span text:style-name="T15"><text:line-break/></text:span><text:span text:style-name="T15"><text:line-break/></text:span><text:span text:style-name="T15">for t in threads: </text:span><text:span text:style-name="T15"><text:line-break/></text:span><text:span text:style-name="T15"> <text:s text:c="3"/>t.start()</text:span><text:span text:style-name="T15"><text:line-break/></text:span><text:span text:style-name="T15"><text:line-break/></text:span><text:span text:style-name="T15">for t in threads: </text:span><text:span text:style-name="T15"><text:line-break/></text:span><text:span text:style-name="T15"> <text:s text:c="3"/>t.join()</text:span><text:span text:style-name="T15"><text:line-break/></text:span><text:span text:style-name="T15"/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3.176cm" svg:x="1.27cm" svg:y="8.89cm" presentation:class="title" presentation:user-transformed="true">
          <draw:text-box>
            <text:p><text:span text:style-name="T11">La nécessité de </text:span><text:span text:style-name="T11"><text:line-break/></text:span><text:span text:style-name="T11">retourner rapidemen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Ne pas mélanger bloquant et non bloquant</text:span></text:p>
          </draw:text-box>
        </draw:frame>
        <draw:frame presentation:style-name="pr9" draw:text-style-name="P13" draw:layer="layout" svg:width="25.758cm" svg:height="12.944cm" svg:x="1.489cm" svg:y="4.657cm" presentation:class="title" presentation:user-transformed="true">
          <draw:text-box>
            <text:p text:style-name="P11"><text:span text:style-name="T13">from smtplib import SMTP</text:span><text:span text:style-name="T13"><text:line-break/></text:span><text:span text:style-name="T13"><text:line-break/></text:span><text:span text:style-name="T13">msg = """From: notifyer@m.com</text:span><text:span text:style-name="T13"><text:line-break/></text:span><text:span text:style-name="T13">To: admin@m.com</text:span><text:span text:style-name="T13"><text:line-break/></text:span><text:span text:style-name="T13"><text:line-break/></text:span><text:span text:style-name="T13">"""</text:span><text:span text:style-name="T13"><text:line-break/></text:span><text:span text:style-name="T13"><text:line-break/></text:span><text:span text:style-name="T13">def print_first_title(html):</text:span><text:span text:style-name="T13"><text:line-break/></text:span><text:span text:style-name="T13"> <text:s text:c="3"/>title = dig( html, '//h3').text)</text:span><text:span text:style-name="T13"><text:line-break/></text:span><text:span text:style-name="T14"> <text:s text:c="3"/>s = SMTP('localhost')</text:span><text:span text:style-name="T14"><text:line-break/></text:span><text:span text:style-name="T14"> <text:s text:c="3"/>s.sendmail(notifyer@m.com, admin@m.com, msg + title)</text:span><text:span text:style-name="T14"><text:line-break/></text:span><text:span text:style-name="T14"> <text:s text:c="3"/>s.quit()</text:span><text:span text:style-name="T13"><text:line-break/></text:span><text:span text:style-name="T13"><text:line-break/></text:span><text:span text:style-name="T13">for p in planets:</text:span><text:span text:style-name="T13"><text:line-break/></text:span><text:span text:style-name="T13"> <text:s text:c="3"/>getPage(p).addCallback(print_first_title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5" draw:text-style-name="P15" draw:layer="layout" svg:width="25.199cm" svg:height="5.675cm" svg:x="1.27cm" svg:y="7.641cm" presentation:class="title" presentation:user-transformed="true">
          <draw:text-box>
            <text:p><text:span text:style-name="T17">le mécanisme au cœur de Twisted</text:span></text:p>
          </draw:text-box>
        </draw:frame>
        <draw:frame presentation:style-name="pr6" draw:text-style-name="P8" draw:layer="layout" svg:width="24.534cm" svg:height="1.27cm" svg:x="2.035cm" svg:y="16.617cm">
          <draw:text-box>
            <text:p text:style-name="P1"><text:span text:style-name="T10"><text:s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3.176cm" svg:x="1.27cm" svg:y="8.89cm" presentation:class="title" presentation:user-transformed="true">
          <draw:text-box>
            <text:p><text:span text:style-name="T11">Un appel système type </text:span><text:span text:style-name="T18">select</text:span><text:span text:style-name="T11"> de supervision d'une liste de socket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cm" svg:height="4.726cm" svg:x="1.869cm" svg:y="7.936cm" presentation:class="title" presentation:user-transformed="true">
          <draw:text-box>
            <text:p text:style-name="P11"><text:span text:style-name="T11">Pour chaque socket: </text:span><text:span text:style-name="T11"><text:line-break/></text:span><text:span text:style-name="T11"> <text:s text:c="8"/>une instance de la class Protocol </text:span><text:span text:style-name="T11"><text:line-break/></text:span><text:span text:style-name="T11"> <text:s text:c="8"/>contient les callback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5" draw:text-style-name="P16" draw:layer="layout" svg:width="25.199cm" svg:height="8.863cm" svg:x="1.27cm" svg:y="5.947cm" presentation:class="title" presentation:user-transformed="true">
          <draw:text-box>
            <text:p text:style-name="P11"><text:span text:style-name="T19">1. A l'arrivée des données dans une socket, </text:span><text:span text:style-name="T19"><text:line-break/></text:span><text:span text:style-name="T19"><text:line-break/></text:span><text:span text:style-name="T19">2. le reactor d</text:span><text:span text:style-name="T20">é</text:span><text:span text:style-name="T19">clenche </text:span><text:span text:style-name="T21">dataReceived</text:span><text:span text:style-name="T19">() du protocole associé à la socket avec les données, </text:span><text:span text:style-name="T19"><text:line-break/></text:span><text:span text:style-name="T19"><text:line-break/></text:span><text:span text:style-name="T19">3. les données sont formattées et routées vers les callbacks de l'utilisateu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5.675cm" svg:x="1.27cm" svg:y="7.641cm" presentation:class="title" presentation:user-transformed="true">
          <draw:text-box>
            <text:p>Exemple: un client <text:line-break/>de notification</text:p>
          </draw:text-box>
        </draw:frame>
        <draw:frame presentation:style-name="pr6" draw:text-style-name="P8" draw:layer="layout" svg:width="24.534cm" svg:height="1.27cm" svg:x="2.035cm" svg:y="16.617cm">
          <draw:text-box>
            <text:p text:style-name="P1"><text:span text:style-name="T10"><text:s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7" draw:text-style-name="P17" draw:layer="layout" svg:width="17.271cm" svg:height="12.573cm" svg:x="2.159cm" svg:y="13.271cm" presentation:class="notes">
            <draw:text-box>
              <text:p><text:span text:style-name="T22">Le prototype suivant opere une bonne transition entre la partie precedente, un peu theorique sur Twisted et la presentation du patch sur le module imap4 de Twisted. </text:span></text:p>
              <text:p><text:span text:style-name="T22"/></text:p>
              <text:p><text:span text:style-name="T22">On va voir comment creer un API pour operer des requetes reponses typiques d'un client mais surtout comment demander au serveur de se mettre dans le mode de notification. </text:span></text:p>
              <text:p><text:span text:style-name="T22"/></text:p>
              <text:p><text:span text:style-name="T22">Le mecanisme est similaire dans le module imap4 et est, en fait, presente ici decople de la connaissance du protocole IMAP.</text:span></text:p>
            </draw:text-box>
          </draw:frame>
        </presentation:notes>
      </draw:page>
      <draw:page draw:name="page19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Un simple protocol client/serveur</text:span></text:p>
          </draw:text-box>
        </draw:frame>
        <draw:frame presentation:style-name="pr9" draw:text-style-name="P13" draw:layer="layout" svg:width="25.758cm" svg:height="12.944cm" svg:x="1.089cm" svg:y="4.211cm" presentation:class="title" presentation:user-transformed="true">
          <draw:text-box>
            <text:p text:style-name="P11"><text:span text:style-name="T13"><text:s text:c="4"/></text:span><text:span text:style-name="T14">Client</text:span><text:span text:style-name="T13"> <text:s text:c="17"/></text:span><text:span text:style-name="T14">Serveur</text:span><text:span text:style-name="T13"><text:line-break/></text:span><text:span text:style-name="T13"><text:line-break/></text:span><text:span text:style-name="T13"> <text:s text:c="3"/>classified? <text:s text:c="5"/>→ <text:s text:c="2"/></text:span><text:span text:style-name="T13"><text:line-break/></text:span><text:span text:style-name="T13"> <text:s text:c="20"/>← <text:s text:c="5"/>nice flat in the 11e</text:span><text:span text:style-name="T13"><text:line-break/></text:span><text:span text:style-name="T13"><text:line-break/></text:span><text:span text:style-name="T13"> <text:s text:c="19"/>...</text:span><text:span text:style-name="T13"><text:line-break/></text:span><text:span text:style-name="T13"><text:line-break/></text:span><text:span text:style-name="T13"> <text:s text:c="3"/>random? <text:s text:c="9"/>→ <text:s/></text:span><text:span text:style-name="T13"><text:line-break/></text:span><text:span text:style-name="T13"> <text:s text:c="20"/>← <text:s text:c="5"/>46774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Interfaces publiques</text:span></text:p>
          </draw:text-box>
        </draw:frame>
        <draw:frame presentation:style-name="pr10" draw:text-style-name="P14" draw:layer="layout" svg:width="23.935cm" svg:height="10.433cm" svg:x="2.93cm" svg:y="6.061cm" presentation:class="title" presentation:user-transformed="true">
          <draw:text-box>
            <text:p text:style-name="P11"><text:span text:style-name="T15">from twisted.protocols import basic</text:span><text:span text:style-name="T15"><text:line-break/></text:span><text:span text:style-name="T15"><text:line-break/></text:span><text:span text:style-name="T15">class Client(basic.lineReceived):</text:span><text:span text:style-name="T15"><text:line-break/></text:span><text:span text:style-name="T15"><text:line-break/></text:span><text:span text:style-name="T15"><text:line-break/></text:span><text:span text:style-name="T15"> <text:s text:c="3"/>def classified(self): </text:span><text:span text:style-name="T15"><text:line-break/></text:span><text:span text:style-name="T15"> <text:s text:c="7"/>“Sends the request for a classified ad”</text:span><text:span text:style-name="T15"><text:line-break/></text:span><text:span text:style-name="T15"><text:line-break/></text:span><text:span text:style-name="T15"> <text:s text:c="3"/>def random(): </text:span><text:span text:style-name="T15"><text:line-break/></text:span><text:span text:style-name="T15"> <text:s text:c="7"/>“Sends the request for a random number”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 <text:s text:c="3"/>def connectionMade(self): </text:span><text:span text:style-name="T15"><text:line-break/></text:span><text:span text:style-name="T15"> <text:s text:c="7"/>“Code called by the reactor when the TCP connection is ready”</text:span><text:span text:style-name="T15"><text:line-break/></text:span><text:span text:style-name="T15"/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Du point de vue de l'utilisateur</text:span></text:p>
          </draw:text-box>
        </draw:frame>
        <draw:frame presentation:style-name="pr9" draw:text-style-name="P14" draw:layer="layout" svg:width="22.257cm" svg:height="12.944cm" svg:x="3.289cm" svg:y="5.311cm" presentation:class="title" presentation:user-transformed="true">
          <draw:text-box>
            <text:p text:style-name="P11"><text:span text:style-name="T15">from twisted.internet import reactor, protocol</text:span><text:span text:style-name="T15"><text:line-break/></text:span><text:span text:style-name="T15"><text:line-break/></text:span><text:span text:style-name="T15">class MyClient(Client):</text:span><text:span text:style-name="T15"><text:line-break/></text:span><text:span text:style-name="T15"><text:line-break/></text:span><text:span text:style-name="T15"> <text:s text:c="3"/>def connectionMade(self):</text:span><text:span text:style-name="T15"><text:line-break/></text:span><text:span text:style-name="T15"> <text:s text:c="7"/>self.random().addCallback(self.</text:span><text:span text:style-name="T16">print_and_get_classified</text:span><text:span text:style-name="T15">)</text:span><text:span text:style-name="T15"><text:line-break/></text:span><text:span text:style-name="T15"><text:line-break/></text:span><text:span text:style-name="T15"> <text:s text:c="3"/>def </text:span><text:span text:style-name="T16">print_and_get_classified</text:span><text:span text:style-name="T15">(self, result):</text:span><text:span text:style-name="T15"><text:line-break/></text:span><text:span text:style-name="T15"> <text:s text:c="7"/>print result</text:span><text:span text:style-name="T15"><text:line-break/></text:span><text:span text:style-name="T15"> <text:s text:c="7"/>self.classified().addCallback(</text:span><text:span text:style-name="T16">self.print_and_stop</text:span><text:span text:style-name="T15">)</text:span><text:span text:style-name="T15"><text:line-break/></text:span><text:span text:style-name="T15"><text:line-break/></text:span><text:span text:style-name="T15"> <text:s text:c="3"/>def </text:span><text:span text:style-name="T16">print_and_stop</text:span><text:span text:style-name="T15">(self, result):</text:span><text:span text:style-name="T15"><text:line-break/></text:span><text:span text:style-name="T15"> <text:s text:c="7"/>print result</text:span><text:span text:style-name="T15"><text:line-break/></text:span><text:span text:style-name="T15"> <text:s text:c="7"/>reactor.stop()</text:span><text:span text:style-name="T15"><text:line-break/></text:span><text:span text:style-name="T15"><text:line-break/></text:span><text:span text:style-name="T15">factory = protocol.ClientFactory()</text:span><text:span text:style-name="T15"><text:line-break/></text:span><text:span text:style-name="T15">factory.protocol = Client</text:span><text:span text:style-name="T15"><text:line-break/></text:span><text:span text:style-name="T15">reactor.connectTCP("localhost", 6789, factory)</text:span><text:span text:style-name="T15"><text:line-break/></text:span><text:span text:style-name="T15">reactor.run(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Du point de vue de l'utilisateur</text:span></text:p>
          </draw:text-box>
        </draw:frame>
        <draw:frame presentation:style-name="pr11" draw:text-style-name="P14" draw:layer="layout" svg:width="22.681cm" svg:height="8.3cm" svg:x="3.289cm" svg:y="7.311cm" presentation:class="title" presentation:user-transformed="true">
          <draw:text-box>
            <text:p text:style-name="P11"><text:span text:style-name="T15"><text:line-break/></text:span><text:span text:style-name="T15"> <text:s text:c="3"/></text:span><text:span text:style-name="T15">def connectionMade(self):</text:span><text:span text:style-name="T15"><text:line-break/></text:span><text:span text:style-name="T15"> <text:s text:c="7"/>self.random().addCallback(self.print_and_get_classified)</text:span><text:span text:style-name="T15"><text:line-break/></text:span><text:span text:style-name="T15"><text:line-break/></text:span><text:span text:style-name="T15"> <text:s text:c="3"/>def print_and_get_classified(self, result):</text:span><text:span text:style-name="T15"><text:line-break/></text:span><text:span text:style-name="T15"> <text:s text:c="7"/>print result</text:span><text:span text:style-name="T15"><text:line-break/></text:span><text:span text:style-name="T15"> <text:s text:c="7"/>self.classified().addCallback(self.print_and_stop)</text:span><text:span text:style-name="T15"><text:line-break/></text:span><text:span text:style-name="T15"><text:line-break/></text:span><text:span text:style-name="T15"> <text:s text:c="3"/>def print_and_stop(self, result):</text:span><text:span text:style-name="T15"><text:line-break/></text:span><text:span text:style-name="T15"> <text:s text:c="7"/>print result</text:span><text:span text:style-name="T15"><text:line-break/></text:span><text:span text:style-name="T15"> <text:s text:c="7"/>reactor.stop()</text:span><text:span text:style-name="T15"><text:line-break/></text:span><text:span text:style-name="T15"/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Du point de vue de l'utilisateur</text:span></text:p>
          </draw:text-box>
        </draw:frame>
        <draw:frame presentation:style-name="pr12" draw:text-style-name="P14" draw:layer="layout" svg:width="23.617cm" svg:height="11.737cm" svg:x="3.315cm" svg:y="4.291cm" presentation:class="title" presentation:user-transformed="true">
          <draw:text-box>
            <text:p text:style-name="P11"><text:span text:style-name="T15"><text:line-break/></text:span><text:span text:style-name="T15">from twisted.internet.defer import inlineCallbacks as _o</text:span><text:span text:style-name="T15"><text:line-break/></text:span><text:span text:style-name="T15"><text:line-break/></text:span><text:span text:style-name="T15">[ … ]</text:span><text:span text:style-name="T15"><text:line-break/></text:span><text:span text:style-name="T15"><text:line-break/></text:span><text:span text:style-name="T15"><text:line-break/></text:span><text:span text:style-name="T15"> <text:s text:c="3"/>def connectionMade(self):</text:span><text:span text:style-name="T15"><text:line-break/></text:span><text:span text:style-name="T15"> <text:s text:c="7"/>self.random().addCallback(self.print_and_get_classified)</text:span><text:span text:style-name="T15"><text:line-break/></text:span><text:span text:style-name="T15"><text:line-break/></text:span><text:span text:style-name="T15"> <text:s text:c="3"/>def print_and_get_classified(self, result):</text:span><text:span text:style-name="T15"><text:line-break/></text:span><text:span text:style-name="T15"> <text:s text:c="7"/>print result</text:span><text:span text:style-name="T15"><text:line-break/></text:span><text:span text:style-name="T15"> <text:s text:c="7"/>self.classified().addCallback(self.print_and_stop)</text:span><text:span text:style-name="T15"><text:line-break/></text:span><text:span text:style-name="T15"><text:line-break/></text:span><text:span text:style-name="T15"> <text:s text:c="3"/>def print_and_stop(self, result):</text:span><text:span text:style-name="T15"><text:line-break/></text:span><text:span text:style-name="T15"> <text:s text:c="7"/>print result</text:span><text:span text:style-name="T15"><text:line-break/></text:span><text:span text:style-name="T15"> <text:s text:c="7"/>reactor.stop()</text:span><text:span text:style-name="T15"><text:line-break/></text:span><text:span text:style-name="T15"><text:line-break/></text:span><text:span text:style-name="T15"/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Du point de vue de l'utilisateur</text:span></text:p>
          </draw:text-box>
        </draw:frame>
        <draw:frame presentation:style-name="pr13" draw:text-style-name="P14" draw:layer="layout" svg:width="19.041cm" svg:height="8.404cm" svg:x="3.29cm" svg:y="4.32cm" presentation:class="title" presentation:user-transformed="true">
          <draw:text-box>
            <text:p text:style-name="P11"><text:span text:style-name="T15">from twisted.internet.defer import inlineCallbacks as _o</text:span><text:span text:style-name="T15"><text:line-break/></text:span><text:span text:style-name="T15"><text:line-break/></text:span><text:span text:style-name="T15">[ … ]</text:span><text:span text:style-name="T15"><text:line-break/></text:span><text:span text:style-name="T15"><text:line-break/></text:span><text:span text:style-name="T15"> <text:s text:c="3"/>@_o</text:span><text:span text:style-name="T15"><text:line-break/></text:span><text:span text:style-name="T15"> <text:s text:c="3"/>def connectionMade(self):</text:span><text:span text:style-name="T15"><text:line-break/></text:span><text:span text:style-name="T15"> <text:s text:c="7"/>print yield self.random()</text:span><text:span text:style-name="T15"><text:line-break/></text:span><text:span text:style-name="T15"> <text:s text:c="7"/>print yield self.classified()</text:span><text:span text:style-name="T15"><text:line-break/></text:span><text:span text:style-name="T15"><text:line-break/></text:span><text:span text:style-name="T15"><text:line-break/></text:span><text:span text:style-name="T15"/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Implémentation des interfaces publiques</text:span></text:p>
          </draw:text-box>
        </draw:frame>
        <draw:frame presentation:style-name="pr9" draw:text-style-name="P14" draw:layer="layout" svg:width="25.758cm" svg:height="12.944cm" svg:x="1.189cm" svg:y="4.111cm" presentation:class="title" presentation:user-transformed="true">
          <draw:text-box>
            <text:p text:style-name="P11"><text:span text:style-name="T15">from twisted.protocols import basic</text:span><text:span text:style-name="T15"><text:line-break/></text:span><text:span text:style-name="T15"><text:line-break/></text:span><text:span text:style-name="T15">class Client(basic.lineReceiver):</text:span><text:span text:style-name="T15"><text:line-break/></text:span><text:span text:style-name="T15"><text:line-break/></text:span><text:span text:style-name="T15"> <text:s text:c="3"/>def classified(self): </text:span><text:span text:style-name="T15"><text:line-break/></text:span><text:span text:style-name="T15"> <text:s text:c="7"/>return self.command("classified?")</text:span><text:span text:style-name="T15"><text:line-break/></text:span><text:span text:style-name="T15"><text:line-break/></text:span><text:span text:style-name="T15"> <text:s text:c="3"/>def random(self): </text:span><text:span text:style-name="T15"><text:line-break/></text:span><text:span text:style-name="T15"> <text:s text:c="7"/>def gotRandom(number):</text:span><text:span text:style-name="T15"><text:line-break/></text:span><text:span text:style-name="T15"> <text:s text:c="11"/>return int(number)</text:span><text:span text:style-name="T15"><text:line-break/></text:span><text:span text:style-name="T15"> <text:s text:c="7"/>return self.command("random?").addCallback(gotRandom)</text:span><text:span text:style-name="T15"><text:line-break/></text:span><text:span text:style-name="T15"><text:line-break/></text:span><text:span text:style-name="T15"/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Méthodes privées</text:span></text:p>
          </draw:text-box>
        </draw:frame>
        <draw:frame presentation:style-name="pr9" draw:text-style-name="P14" draw:layer="layout" svg:width="25.758cm" svg:height="12.944cm" svg:x="1.189cm" svg:y="4.111cm" presentation:class="title" presentation:user-transformed="true">
          <draw:text-box>
            <text:p text:style-name="P11"><text:span text:style-name="T15">from twisted.protocols import basic</text:span><text:span text:style-name="T15"><text:line-break/></text:span><text:span text:style-name="T15"><text:line-break/></text:span><text:span text:style-name="T15">class Client(basic.LineReceiver):</text:span><text:span text:style-name="T15"><text:line-break/></text:span><text:span text:style-name="T15"> <text:s text:c="3"/></text:span><text:span text:style-name="T15"><text:line-break/></text:span><text:span text:style-name="T15"> <text:s text:c="3"/>def command(self, cmd):</text:span><text:span text:style-name="T15"><text:line-break/></text:span><text:span text:style-name="T15"> <text:s text:c="7"/></text:span><text:span text:style-name="T16">self.sendLine(cmd)</text:span><text:span text:style-name="T15"><text:line-break/></text:span><text:span text:style-name="T15"> <text:s text:c="7"/>self.d = defer.Deferred()</text:span><text:span text:style-name="T15"><text:line-break/></text:span><text:span text:style-name="T15"> <text:s text:c="7"/>return self.d</text:span><text:span text:style-name="T15"><text:line-break/></text:span><text:span text:style-name="T15"><text:line-break/></text:span><text:span text:style-name="T15"> <text:s text:c="3"/>def lineReceived(self, data):</text:span><text:span text:style-name="T15"><text:line-break/></text:span><text:span text:style-name="T15"> <text:s text:c="7"/>self.d.callback(data)</text:span><text:span text:style-name="T15"><text:line-break/></text:span><text:span text:style-name="T15"> <text:s text:c="7"/></text:span><text:span text:style-name="T15"><text:line-break/></text:span><text:span text:style-name="T15"/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Méthodes privées</text:span></text:p>
          </draw:text-box>
        </draw:frame>
        <draw:frame presentation:style-name="pr9" draw:text-style-name="P14" draw:layer="layout" svg:width="25.758cm" svg:height="12.944cm" svg:x="1.189cm" svg:y="3.988cm" presentation:class="title" presentation:user-transformed="true">
          <draw:text-box>
            <text:p text:style-name="P11"><text:span text:style-name="T15">from twisted.protocols import basic</text:span><text:span text:style-name="T15"><text:line-break/></text:span><text:span text:style-name="T15">from twisted.internet import defer</text:span><text:span text:style-name="T15"><text:line-break/></text:span><text:span text:style-name="T15"><text:line-break/></text:span><text:span text:style-name="T15">class Client(basic.LineReceiver):</text:span><text:span text:style-name="T15"><text:line-break/></text:span><text:span text:style-name="T15"> <text:s text:c="3"/></text:span><text:span text:style-name="T15"><text:line-break/></text:span><text:span text:style-name="T15"> <text:s text:c="3"/>def command(self, cmd):</text:span><text:span text:style-name="T15"><text:line-break/></text:span><text:span text:style-name="T15"> <text:s text:c="7"/>self.sendLine(cmd)</text:span><text:span text:style-name="T15"><text:line-break/></text:span><text:span text:style-name="T15"> <text:s text:c="7"/></text:span><text:span text:style-name="T16">self.d = defer.Deferred()</text:span><text:span text:style-name="T16"><text:line-break/></text:span><text:span text:style-name="T16"> <text:s text:c="7"/>return self.d</text:span><text:span text:style-name="T15"><text:line-break/></text:span><text:span text:style-name="T15"><text:line-break/></text:span><text:span text:style-name="T15"> <text:s text:c="3"/>def lineReceived(self, data):</text:span><text:span text:style-name="T15"><text:line-break/></text:span><text:span text:style-name="T15"> <text:s text:c="7"/></text:span><text:span text:style-name="T16">self.d.callback(data)</text:span><text:span text:style-name="T15"><text:line-break/></text:span><text:span text:style-name="T15"> <text:s text:c="7"/></text:span><text:span text:style-name="T15"><text:line-break/></text:span><text:span text:style-name="T15"/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Extension du protocole: les notifications</text:span></text:p>
          </draw:text-box>
        </draw:frame>
        <draw:frame presentation:style-name="pr9" draw:text-style-name="P13" draw:layer="layout" svg:width="25.758cm" svg:height="12.944cm" svg:x="1.089cm" svg:y="4.211cm" presentation:class="title" presentation:user-transformed="true">
          <draw:text-box>
            <text:p text:style-name="P11"><text:span text:style-name="T13"><text:s text:c="4"/></text:span><text:span text:style-name="T14">Client</text:span><text:span text:style-name="T13"> <text:s text:c="11"/></text:span><text:span text:style-name="T14">Serveur</text:span><text:span text:style-name="T13"><text:line-break/></text:span><text:span text:style-name="T13"><text:line-break/></text:span><text:span text:style-name="T13"> <text:s text:c="3"/>notif <text:s text:c="4"/>→</text:span><text:span text:style-name="T13"><text:line-break/></text:span><text:span text:style-name="T13"> <text:s text:c="12"/></text:span><text:span text:style-name="T13"><text:line-break/></text:span><text:span text:style-name="T13"><text:line-break/></text:span><text:span text:style-name="T13"> <text:s text:c="19"/>← notif: random</text:span><text:span text:style-name="T13"><text:line-break/></text:span><text:span text:style-name="T13"> <text:s text:c="3"/>stop <text:s text:c="5"/>→</text:span><text:span text:style-name="T13"><text:line-break/></text:span><text:span text:style-name="T13"> <text:s text:c="3"/>random? <text:s text:c="2"/>→ <text:s/></text:span><text:span text:style-name="T13"><text:line-break/></text:span><text:span text:style-name="T13"> <text:s text:c="19"/>← 46774</text:span><text:span text:style-name="T13"><text:line-break/></text:span><text:span text:style-name="T13"> <text:s text:c="3"/>notif <text:s text:c="4"/>→</text:span><text:span text:style-name="T13"><text:line-break/></text:span><text:span text:style-name="T13"> <text:s text:c="12"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Interfaces de notifications</text:span></text:p>
          </draw:text-box>
        </draw:frame>
        <draw:frame presentation:style-name="pr9" draw:text-style-name="P14" draw:layer="layout" svg:width="25.758cm" svg:height="12.944cm" svg:x="1.189cm" svg:y="4.111cm" presentation:class="title" presentation:user-transformed="true">
          <draw:text-box>
            <text:p text:style-name="P11"><text:span text:style-name="T15"><text:line-break/></text:span><text:span text:style-name="T15"><text:line-break/></text:span><text:span text:style-name="T15"> <text:s text:c="3"/></text:span><text:span text:style-name="T15">def notify(self):</text:span><text:span text:style-name="T15"><text:line-break/></text:span><text:span text:style-name="T15"> <text:s text:c="7"/>“Request the server to switch to notification mode”</text:span><text:span text:style-name="T15"><text:line-break/></text:span><text:span text:style-name="T15"><text:line-break/></text:span><text:span text:style-name="T15"> <text:s text:c="3"/>def stopNotify(self):</text:span><text:span text:style-name="T15"><text:line-break/></text:span><text:span text:style-name="T15"> <text:s text:c="7"/>“Request the server to switch back to normal client/server mode”</text:span><text:span text:style-name="T15"><text:line-break/></text:span><text:span text:style-name="T15"><text:line-break/></text:span><text:span text:style-name="T15"> <text:s text:c="3"/>def waitNotif(self):</text:span><text:span text:style-name="T15"><text:line-break/></text:span><text:span text:style-name="T15"> <text:s text:c="7"/>“Returns a placeholder for the code to trigger on a notification”</text:span><text:span text:style-name="T15"><text:line-break/></text:span><text:span text:style-name="T15"/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Interfaces de notification</text:span></text:p>
          </draw:text-box>
        </draw:frame>
        <draw:frame presentation:style-name="pr9" draw:text-style-name="P14" draw:layer="layout" svg:width="25.758cm" svg:height="12.944cm" svg:x="1.189cm" svg:y="4.411cm" presentation:class="title" presentation:user-transformed="true">
          <draw:text-box>
            <text:p text:style-name="P11"><text:span text:style-name="T15"><text:line-break/></text:span><text:span text:style-name="T15"><text:line-break/></text:span><text:span text:style-name="T15"> <text:s text:c="3"/></text:span><text:span text:style-name="T15">def notify(self):</text:span><text:span text:style-name="T15"><text:line-break/></text:span><text:span text:style-name="T15"> <text:s text:c="7"/>self.sendLine("notif")</text:span><text:span text:style-name="T15"><text:line-break/></text:span><text:span text:style-name="T15"><text:line-break/></text:span><text:span text:style-name="T15"> <text:s text:c="3"/>def stopNotify(self):</text:span><text:span text:style-name="T15"><text:line-break/></text:span><text:span text:style-name="T15"> <text:s text:c="7"/>self.sendLine("stop_notif")</text:span><text:span text:style-name="T15"><text:line-break/></text:span><text:span text:style-name="T15"><text:line-break/></text:span><text:span text:style-name="T15"> <text:s text:c="3"/>def waitNotif(self):</text:span><text:span text:style-name="T15"><text:line-break/></text:span><text:span text:style-name="T15"> <text:s text:c="7"/>self.d = defer.Deferred()</text:span><text:span text:style-name="T15"><text:line-break/></text:span><text:span text:style-name="T15"> <text:s text:c="7"/>return self.d</text:span><text:span text:style-name="T15"><text:line-break/></text:span><text:span text:style-name="T15"/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Du point de vue de l'utilisateur</text:span></text:p>
          </draw:text-box>
        </draw:frame>
        <draw:frame presentation:style-name="pr9" draw:text-style-name="P14" draw:layer="layout" svg:width="25.758cm" svg:height="12.944cm" svg:x="1.189cm" svg:y="4.111cm" presentation:class="title" presentation:user-transformed="true">
          <draw:text-box>
            <text:p text:style-name="P11"><text:span text:style-name="T15"><text:line-break/></text:span><text:span text:style-name="T15"><text:line-break/></text:span><text:span text:style-name="T15">class Client(basic.LineReceiver): <text:s text:c="3"/></text:span><text:span text:style-name="T15"><text:line-break/></text:span><text:span text:style-name="T15"><text:line-break/></text:span><text:span text:style-name="T15"> <text:s text:c="3"/>@_o</text:span><text:span text:style-name="T15"><text:line-break/></text:span><text:span text:style-name="T15"> <text:s text:c="3"/>def connectionMade(self):</text:span><text:span text:style-name="T15"><text:line-break/></text:span><text:span text:style-name="T15"> <text:s text:c="7"/>self.notify()</text:span><text:span text:style-name="T15"><text:line-break/></text:span><text:span text:style-name="T15"><text:line-break/></text:span><text:span text:style-name="T15"> <text:s text:c="7"/></text:span><text:span text:style-name="T16">while True:</text:span><text:span text:style-name="T15"><text:line-break/></text:span><text:span text:style-name="T15"> <text:s text:c="11"/>notif = yield self.waitNotif()</text:span><text:span text:style-name="T15"><text:line-break/></text:span><text:span text:style-name="T15"><text:line-break/></text:span><text:span text:style-name="T15"> <text:s text:c="11"/>if</text:span><text:span text:style-name="T16"> notif=='notif: random':</text:span><text:span text:style-name="T16"><text:line-break/></text:span><text:span text:style-name="T16"> <text:s text:c="3"/></text:span><text:span text:style-name="T15"><text:s text:c="12"/>self.stopNotify()</text:span><text:span text:style-name="T15"><text:line-break/></text:span><text:span text:style-name="T15"> <text:s text:c="15"/>print yield self.random()</text:span><text:span text:style-name="T15"><text:line-break/></text:span><text:span text:style-name="T15"> <text:s text:c="15"/>self.notify()</text:span><text:span text:style-name="T16"><text:line-break/></text:span><text:span text:style-name="T16"><text:line-break/></text:span><text:span text:style-name="T15"> <text:s text:c="11"/>else:</text:span><text:span text:style-name="T15"><text:line-break/></text:span><text:span text:style-name="T15"> <text:s text:c="15"/>print "not interested, will wait for the next notification"</text:span><text:span text:style-name="T15"><text:line-break/></text:span><text:span text:style-name="T15"/>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9.451cm" svg:x="1.27cm" svg:y="5.754cm" presentation:class="title" presentation:user-transformed="true">
          <draw:text-box>
            <text:p><text:span text:style-name="T11">L'utilisateur doit interpréter les évenements à partir des données reçues</text:span><text:span text:style-name="T11"><text:line-break/></text:span><text:span text:style-name="T11"><text:line-break/></text:span><text:span text:style-name="T11">(l'auteur du protocole ne peut-il pas s'occuper du parsing/dispatch?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4.726cm" svg:x="1.27cm" svg:y="8.115cm" presentation:class="title" presentation:user-transformed="true">
          <draw:text-box>
            <text:p><text:span text:style-name="T11">Comment écrire un appel à une fonction qui génère </text:span><text:span text:style-name="T11"><text:line-break/></text:span><text:span text:style-name="T23">plusieurs</text:span><text:span text:style-name="T11"> réponses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API de notifications: 2 callbacks</text:span></text:p>
          </draw:text-box>
        </draw:frame>
        <draw:frame presentation:style-name="pr9" draw:text-style-name="P14" draw:layer="layout" svg:width="25.758cm" svg:height="12.944cm" svg:x="1.189cm" svg:y="4.111cm" presentation:class="title" presentation:user-transformed="true">
          <draw:text-box>
            <text:p text:style-name="P11"><text:span text:style-name="T15"><text:line-break/></text:span><text:span text:style-name="T15"><text:line-break/></text:span><text:span text:style-name="T15"> <text:s text:c="3"/></text:span><text:span text:style-name="T15">def notify(self):</text:span><text:span text:style-name="T15"><text:line-break/></text:span><text:span text:style-name="T15"> <text:s text:c="7"/>“Request the server to switch to notification mode”</text:span><text:span text:style-name="T15"><text:line-break/></text:span><text:span text:style-name="T15"><text:line-break/></text:span><text:span text:style-name="T15"> <text:s text:c="3"/>def stopNotify(self):</text:span><text:span text:style-name="T15"><text:line-break/></text:span><text:span text:style-name="T15"> <text:s text:c="7"/>“Request the server to switch back to normal client/server mode”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 <text:s text:c="3"/>def randomAvailable(self):</text:span><text:span text:style-name="T15"><text:line-break/></text:span><text:span text:style-name="T15"> <text:s text:c="7"/>“Callback triggered when a random number is available”</text:span><text:span text:style-name="T15"><text:line-break/></text:span><text:span text:style-name="T15"><text:line-break/></text:span><text:span text:style-name="T15"> <text:s text:c="3"/>def classifiedAvailable(self):</text:span><text:span text:style-name="T15"><text:line-break/></text:span><text:span text:style-name="T15"> <text:s text:c="7"/>“Callback triggered when a classified number is available”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L'utilisateur implémente les callbacks</text:span></text:p>
          </draw:text-box>
        </draw:frame>
        <draw:frame presentation:style-name="pr9" draw:text-style-name="P14" draw:layer="layout" svg:width="25.758cm" svg:height="12.944cm" svg:x="3.01cm" svg:y="3.047cm" presentation:class="title" presentation:user-transformed="true">
          <draw:text-box>
            <text:p text:style-name="P11"><text:span text:style-name="T15"><text:line-break/></text:span><text:span text:style-name="T15"><text:line-break/></text:span><text:span text:style-name="T15"><text:line-break/></text:span><text:span text:style-name="T15">class MyClient(Client):</text:span><text:span text:style-name="T15"><text:line-break/></text:span><text:span text:style-name="T15"><text:line-break/></text:span><text:span text:style-name="T15"> <text:s text:c="3"/>@_o</text:span><text:span text:style-name="T15"><text:line-break/></text:span><text:span text:style-name="T15"> <text:s text:c="3"/>def connectionMade(self):</text:span><text:span text:style-name="T15"><text:line-break/></text:span><text:span text:style-name="T15"> <text:s text:c="7"/>yield self.notify()</text:span><text:span text:style-name="T15"><text:line-break/></text:span><text:span text:style-name="T15"><text:line-break/></text:span><text:span text:style-name="T15"> <text:s text:c="3"/>@_o</text:span><text:span text:style-name="T15"><text:line-break/></text:span><text:span text:style-name="T15"> <text:s text:c="3"/>def randomAvailable(self): </text:span><text:span text:style-name="T15"><text:line-break/></text:span><text:span text:style-name="T15"> <text:s text:c="7"/>yield self.stopNotify()</text:span><text:span text:style-name="T15"><text:line-break/></text:span><text:span text:style-name="T15"> <text:s text:c="7"/>print (yield self.random())</text:span><text:span text:style-name="T15"><text:line-break/></text:span><text:span text:style-name="T15"> <text:s text:c="7"/>yield self.notify(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7.876cm" svg:x="1.27cm" svg:y="6.541cm" presentation:class="title" presentation:user-transformed="true">
          <draw:text-box>
            <text:p><text:span text:style-name="T11">L'utilisateur se concentre sur le traitement des évèments,</text:span><text:span text:style-name="T11"><text:line-break/></text:span><text:span text:style-name="T11"><text:line-break/></text:span><text:span text:style-name="T11">Le protocole peut évoluer sans mise à jour du code utilisateu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Parsing/dispatch par l'auteur du protocol</text:span></text:p>
          </draw:text-box>
        </draw:frame>
        <draw:frame presentation:style-name="pr9" draw:text-style-name="P14" draw:layer="layout" svg:width="28.809cm" svg:height="12.944cm" svg:x="1.945cm" svg:y="4.558cm" presentation:class="title" presentation:user-transformed="true">
          <draw:text-box>
            <text:p text:style-name="P11"><text:span text:style-name="T24">class Client(basic.LineReceiver):</text:span><text:span text:style-name="T24"><text:line-break/></text:span><text:span text:style-name="T24"><text:line-break/></text:span><text:span text:style-name="T24"> <text:s text:c="3"/></text:span><text:span text:style-name="T16">def lineReceived(self, data):</text:span><text:span text:style-name="T24"><text:line-break/></text:span><text:span text:style-name="T24"> <text:s text:c="7"/>if data.startswith('notif:'):</text:span><text:span text:style-name="T24"><text:line-break/></text:span><text:span text:style-name="T24"><text:line-break/></text:span><text:span text:style-name="T24"> <text:s text:c="11"/></text:span><text:span text:style-name="T16">prefix, command = data.split()</text:span><text:span text:style-name="T24"><text:line-break/></text:span><text:span text:style-name="T24"><text:line-break/></text:span><text:span text:style-name="T24"> <text:s text:c="11"/>if </text:span><text:span text:style-name="T16">command == 'random'</text:span><text:span text:style-name="T24"> and hasattr(self, 'randomAvailable'):</text:span><text:span text:style-name="T24"><text:line-break/></text:span><text:span text:style-name="T24"> <text:s text:c="15"/>self.randomAvailable()</text:span><text:span text:style-name="T24"><text:line-break/></text:span><text:span text:style-name="T24"><text:line-break/></text:span><text:span text:style-name="T24"> <text:s text:c="11"/>elif </text:span><text:span text:style-name="T16">command == 'classified'</text:span><text:span text:style-name="T24"> and hasattr(</text:span><text:span text:style-name="T24"><text:line-break/></text:span><text:span text:style-name="T24"> <text:s text:c="42"/>self, 'classifiedAvailable'):</text:span><text:span text:style-name="T24"><text:line-break/></text:span><text:span text:style-name="T24"> <text:s text:c="15"/>self.classifiedAvailable()</text:span><text:span text:style-name="T24"><text:line-break/></text:span><text:span text:style-name="T24"> <text:s text:c="7"/>else:</text:span><text:span text:style-name="T24"><text:line-break/></text:span><text:span text:style-name="T24"> <text:s text:c="11"/>d.callback(data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4" draw:master-page-name="unbranded-designninja-presentation-template" presentation:presentation-page-layout-name="AL2T1">
        <office:forms form:automatic-focus="false" form:apply-design-mode="false"/>
        <draw:frame presentation:style-name="pr14" draw:layer="layout" svg:width="25.199cm" svg:height="3.256cm" svg:x="1.471cm" svg:y="1.43cm" presentation:class="title" presentation:user-transformed="true">
          <draw:text-box>
            <text:p>Résumé</text:p>
          </draw:text-box>
        </draw:frame>
        <draw:frame presentation:style-name="pr15" draw:text-style-name="P18" draw:layer="layout" svg:width="25.199cm" svg:height="13.61cm" svg:x="2cm" svg:y="5.914cm" presentation:class="outline" presentation:user-transformed="true">
          <draw:text-box>
            <text:list text:style-name="L5">
              <text:list-item>
                <text:p><text:span text:style-name="T25"><text:s/></text:span><text:span text:style-name="T25">Scinder les fonctions bloquantes <text:s/>entre </text:span><text:span text:style-name="T26">emission</text:span><text:span text:style-name="T25"> et </text:span><text:span text:style-name="T26">callback</text:span><text:span text:style-name="T25"> <text:s/>permet d'utiliser un reactor pour effectuer des requètes concurrentes,</text:span><text:span text:style-name="T25"><text:line-break/></text:span><text:span text:style-name="T25"/></text:p>
              </text:list-item>
              <text:list-item>
                <text:p><text:span text:style-name="T25">Le reactor: un syscall de supervision d'une liste de socket, </text:span><text:span text:style-name="T25"><text:line-break/></text:span><text:span text:style-name="T25">chaque socket a ses callbacks associés grâce à une instance de Protocole,</text:span><text:span text:style-name="T25"><text:line-break/></text:span><text:span text:style-name="T25"/></text:p>
              </text:list-item>
              <text:list-item>
                <text:p><text:span text:style-name="T25">API </text:span><text:span text:style-name="T27">A</text:span><text:span text:style-name="T25">synchrone: pour les évènements (ex: les serveurs)</text:span><text:span text:style-name="T25"><text:line-break/></text:span><text:span text:style-name="T25">API synchrone: pour les clients séquentiel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">
        <office:forms form:automatic-focus="false" form:apply-design-mode="false"/>
        <draw:frame presentation:style-name="pr17" draw:layer="layout" svg:width="26.67cm" svg:height="3.468cm" svg:x="0.524cm" svg:y="7.092cm" presentation:class="title" presentation:user-transformed="true">
          <draw:text-box>
            <text:p><text:span text:style-name="T28">Questions</text:span><text:span text:style-name="T29">?</text:span></text:p>
          </draw:text-box>
        </draw:frame>
        <draw:frame draw:style-name="gr5" draw:text-style-name="P19" draw:layer="layout" svg:width="27.328cm" svg:height="4.76cm" svg:x="0.672cm" svg:y="15.73cm">
          <draw:text-box>
            <text:p text:style-name="P11"><text:span text:style-name="T30"><text:a xlink:href="mailto:jeandaniel.browne@gmail.com">jeandaniel.browne@gmail.com</text:a></text:span></text:p>
            <text:p text:style-name="P11"><text:span text:style-name="T30">jdb.github.com/imap_idle.html</text:span></text:p>
            <text:p text:style-name="P11"><text:span text:style-name="T30"/></text:p>
            <text:p text:style-name="P11"><text:span text:style-name="T31">Credits: template de Emily Dirsh (Fedora Design Team) <text:s text:c="2"/>– <text:s text:c="2"/>License: Creative Commons</text:span></text:p>
          </draw:text-box>
        </draw:frame>
        <draw:frame draw:style-name="gr6" draw:layer="layout" svg:width="5.989cm" svg:height="1.276cm" svg:x="0.779cm" svg:y="14.81cm">
          <draw:text-box>
            <text:p><text:span text:style-name="T32">Contact: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1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  <style:text-properties fo:color="#83caff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textarea-horizontal-align="right" draw:shadow-offset-x="0.305cm" draw:shadow-offset-y="0.305cm"/>
      <style:paragraph-properties fo:text-align="end"/>
      <style:text-properties fo:color="#ffffff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fo:font-family="Comfortaa" style:font-style-name="Regular" style:font-pitch="variable" fo:font-size="72pt"/>
    </style:style>
    <style:style style:name="unbranded-designninja-presentation-template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designninja-presentation-template-backgroundobjects" style:family="presentation">
      <style:graphic-properties draw:shadow="hidden" draw:shadow-offset-x="0.3cm" draw:shadow-offset-y="0.3cm" draw:shadow-color="#808080"/>
      <style:text-properties fo:color="#eeeff0" fo:font-family="'MgOpen Modata'" style:font-style-name="Regular" style:font-pitch="variable" style:letter-kerning="true"/>
    </style:style>
    <style:style style:name="unbranded-designninja-presentation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1" style:family="presentation">
      <style:graphic-properties draw:stroke="none" draw:fill="none">
        <text:list-style style:name="unbranded-designninja-presentation-template-outline1">
          <text:list-level-style-bullet text:level="1" text:bullet-char="•">
            <style:list-level-properties text:space-before="0.3cm" text:min-label-width="0.9cm"/>
            <style:text-properties fo:font-family="Comfortaa" style:font-style-name="Thin" fo:color="#83caff" fo:font-size="150%"/>
          </text:list-level-style-bullet>
          <text:list-level-style-bullet text:level="2" text:bullet-char="•">
            <style:list-level-properties text:space-before="1.5cm" text:min-label-width="0.9cm"/>
            <style:text-properties fo:font-family="Comfortaa" style:font-style-name="Thin" fo:color="#83caff" fo:font-size="125%"/>
          </text:list-level-style-bullet>
          <text:list-level-style-bullet text:level="3" text:bullet-char="•">
            <style:list-level-properties text:space-before="2.8cm" text:min-label-width="0.8cm"/>
            <style:text-properties fo:font-family="Comfortaa" style:font-style-name="Thin" fo:color="#83caff" fo:font-size="110%"/>
          </text:list-level-style-bullet>
          <text:list-level-style-bullet text:level="4" text:bullet-char="•">
            <style:list-level-properties text:space-before="4.2cm" text:min-label-width="0.6cm"/>
            <style:text-properties fo:font-family="Comfortaa" style:font-style-name="Thin" fo:color="#83caff" fo:font-size="100%"/>
          </text:list-level-style-bullet>
          <text:list-level-style-bullet text:level="5" text:bullet-char="•">
            <style:list-level-properties text:space-before="5.4cm" text:min-label-width="0.6cm"/>
            <style:text-properties fo:font-family="Comfortaa" style:font-style-name="Thin" fo:color="#83caff" fo:font-size="100%"/>
          </text:list-level-style-bullet>
          <text:list-level-style-bullet text:level="6" text:bullet-char="•">
            <style:list-level-properties text:space-before="6.6cm" text:min-label-width="0.6cm"/>
            <style:text-properties fo:font-family="Comfortaa" style:font-style-name="Thin" fo:color="#83caff" fo:font-size="100%"/>
          </text:list-level-style-bullet>
          <text:list-level-style-bullet text:level="7" text:bullet-char="•">
            <style:list-level-properties text:space-before="7.8cm" text:min-label-width="0.6cm"/>
            <style:text-properties fo:font-family="Comfortaa" style:font-style-name="Thin" fo:color="#83caff" fo:font-size="100%"/>
          </text:list-level-style-bullet>
          <text:list-level-style-bullet text:level="8" text:bullet-char="•">
            <style:list-level-properties text:space-before="9cm" text:min-label-width="0.6cm"/>
            <style:text-properties fo:font-family="Comfortaa" style:font-style-name="Thin" fo:color="#83caff" fo:font-size="100%"/>
          </text:list-level-style-bullet>
          <text:list-level-style-bullet text:level="9" text:bullet-char="•">
            <style:list-level-properties text:space-before="10.2cm" text:min-label-width="0.6cm"/>
            <style:text-properties fo:font-family="Comfortaa" style:font-style-name="Thin" fo:color="#83caff" fo:font-size="100%"/>
          </text:list-level-style-bullet>
          <text:list-level-style-bullet text:level="10" text:bullet-char="•">
            <style:list-level-properties text:space-before="11.4cm" text:min-label-width="0.6cm"/>
            <style:text-properties fo:font-family="Comfortaa" style:font-style-name="Thin" fo:color="#83caff" fo:font-size="100%"/>
          </text:list-level-style-bullet>
        </text:list-style>
      </style:graphic-properties>
      <style:paragraph-properties fo:margin-top="0cm" fo:margin-bottom="0.5cm"/>
      <style:text-properties fo:color="#eeeff0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2" style:family="presentation" style:parent-style-name="unbranded-designninja-presentation-template-outline1">
      <style:paragraph-properties fo:margin-left="0cm" fo:margin-right="0cm" fo:margin-top="0cm" fo:margin-bottom="0.4cm" fo:text-indent="0cm"/>
      <style:text-properties fo:font-family="'Droid Sans'" style:font-family-generic="swiss" style:font-pitch="variable" fo:font-size="28pt" style:font-size-asian="28pt" style:font-size-complex="28pt"/>
    </style:style>
    <style:style style:name="unbranded-designninja-presentation-template-outline3" style:family="presentation" style:parent-style-name="unbranded-designninja-presentation-template-outline2">
      <style:paragraph-properties fo:margin-top="0cm" fo:margin-bottom="0.3cm"/>
      <style:text-properties fo:font-family="'Droid Sans'" style:font-family-generic="swiss" style:font-pitch="variable" fo:font-size="24pt" style:font-size-asian="24pt" style:font-size-complex="24pt"/>
    </style:style>
    <style:style style:name="unbranded-designninja-presentation-template-outline4" style:family="presentation" style:parent-style-name="unbranded-designninja-presentation-template-outline3">
      <style:paragraph-properties fo:margin-top="0cm" fo:margin-bottom="0.2cm"/>
      <style:text-properties fo:font-family="'Droid Sans'" style:font-family-generic="swiss" style:font-pitch="variable" fo:font-size="20pt" style:font-size-asian="20pt" style:font-size-complex="20pt"/>
    </style:style>
    <style:style style:name="unbranded-designninja-presentation-template-outline5" style:family="presentation" style:parent-style-name="unbranded-designninja-presentation-template-outline4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unbranded-designninja-presentation-template-outline6" style:family="presentation" style:parent-style-name="unbranded-designninja-presentation-template-outline5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unbranded-designninja-presentation-template-outline7" style:family="presentation" style:parent-style-name="unbranded-designninja-presentation-template-outline6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unbranded-designninja-presentation-template-outline8" style:family="presentation" style:parent-style-name="unbranded-designninja-presentation-template-outline7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unbranded-designninja-presentation-template-outline9" style:family="presentation" style:parent-style-name="unbranded-designninja-presentation-template-outline8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unbranded-designninja-presentation-template-subtitle" style:family="presentation">
      <style:graphic-properties draw:stroke="none" draw:fill="none" draw:textarea-vertical-align="middle">
        <text:list-style style:name="unbranded-designninja-presentation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fo:font-family="Comfortaa" style:font-style-name="Thi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title" style:family="presentation">
      <style:graphic-properties draw:stroke="none" draw:fill="none" draw:fill-image-width="0cm" draw:fill-image-height="0cm" draw:textarea-vertical-align="middle" fo:min-height="3.256cm">
        <text:list-style style:name="unbranded-designninja-presentation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54pt" style:language-asian="zh" style:country-asian="CN" style:font-style-asian="normal" style:font-weight-asian="normal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omfortaa" style:font-pitch="variable" fo:font-size="72pt" fo:font-style="normal" fo:text-shadow="none" style:text-underline-style="none" fo:font-weight="normal" style:letter-kerning="true" style:font-family-asian="'DejaVu Sans'" style:font-family-generic-asian="system" style:font-pitch-asian="variable" style:font-size-asian="72pt" style:font-style-asian="normal" style:font-weight-asian="normal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unbranded-designninja-presentation-template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unbranded-designninja-presentation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unbranded-designninja-presentation-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designninja-presentation-template" style:page-layout-name="PM1" draw:style-name="Mdp1">
      <draw:frame presentation:style-name="unbranded-designninja-presentation-template-title" draw:layer="backgroundobjects" svg:width="25.199cm" svg:height="2.305cm" svg:x="1.471cm" svg:y="1.905cm" presentation:class="title" presentation:placeholder="true">
        <draw:text-box/>
      </draw:frame>
      <draw:frame presentation:style-name="unbranded-designninja-presentation-template-outline1" draw:layer="backgroundobjects" svg:width="25.199cm" svg:height="13.86cm" svg:x="1.4cm" svg:y="4.914cm" presentation:class="outline" presentation:placeholder="true">
        <draw:text-box/>
      </draw:frame>
      <draw:line presentation:style-name="Mpr1" draw:layer="backgroundobjects" svg:x1="1.558cm" svg:y1="3.91cm" svg:x2="26.652cm" svg:y2="3.91cm">
        <text:p/>
      </draw:line>
      <presentation:notes style:page-layout-name="PM0">
        <draw:page-thumbnail presentation:style-name="unbranded-designninja-presentation-template-title" draw:layer="backgroundobjects" svg:width="13.968cm" svg:height="10.476cm" svg:x="3.81cm" svg:y="2.123cm" presentation:class="page"/>
        <draw:frame presentation:style-name="unbranded-designninja-presentation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7-20T12:19:25</meta:creation-date>
    <meta:editing-duration>PT231H41M42S</meta:editing-duration>
    <meta:editing-cycles>66</meta:editing-cycles>
    <meta:generator>OpenOffice.org/3.2$Linux OpenOffice.org_project/320m12$Build-9483</meta:generator>
    <dc:title>unbranded-designninja-presentation-template</dc:title>
    <meta:initial-creator>liemily </meta:initial-creator>
    <dc:date>2010-10-07T15:22:10</dc:date>
    <dc:creator>Jean Daniel</dc:creator>
    <meta:document-statistic meta:object-count="180"/>
    <meta:template xlink:type="simple" xlink:actuate="onRequest" xlink:title="fedora-designninja-presentation-template-rev2.otp" xlink:href="../../../home/jd/github/imap_idle/pycon-presentation/Fedora-designninja-presentation-submission-1.otp" meta:date="2010-07-20T12:19:24"/>
  </office:meta>
</office:document-meta>
</file>